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e7da" officeooo:paragraph-rsid="001ce7da"/>
    </style:style>
    <style:style style:name="P2" style:family="paragraph" style:parent-style-name="Standard">
      <style:text-properties officeooo:rsid="001e976c" officeooo:paragraph-rsid="001e976c"/>
    </style:style>
    <style:style style:name="P3" style:family="paragraph" style:parent-style-name="Standard">
      <style:text-properties style:text-underline-style="solid" style:text-underline-width="auto" style:text-underline-color="font-color" officeooo:rsid="001ce7da" officeooo:paragraph-rsid="001ce7da"/>
    </style:style>
    <style:style style:name="P4" style:family="paragraph" style:parent-style-name="Standard">
      <style:text-properties style:text-underline-style="solid" style:text-underline-width="auto" style:text-underline-color="font-color" officeooo:rsid="001e976c" officeooo:paragraph-rsid="001e976c"/>
    </style:style>
    <style:style style:name="P5" style:family="paragraph" style:parent-style-name="Standard">
      <style:text-properties style:text-underline-style="solid" style:text-underline-width="auto" style:text-underline-color="font-color" officeooo:rsid="0022b64e" officeooo:paragraph-rsid="0022b64e"/>
    </style:style>
    <style:style style:name="P6" style:family="paragraph" style:parent-style-name="Standard">
      <style:text-properties style:text-underline-style="solid" style:text-underline-width="auto" style:text-underline-color="font-color" officeooo:rsid="00405bec" officeooo:paragraph-rsid="00405bec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493c84" officeooo:paragraph-rsid="00493c84" style:font-weight-asian="normal" style:font-weight-complex="normal"/>
    </style:style>
    <style:style style:name="P8" style:family="paragraph" style:parent-style-name="Standard">
      <style:text-properties officeooo:rsid="0020683c" officeooo:paragraph-rsid="0020683c"/>
    </style:style>
    <style:style style:name="P9" style:family="paragraph" style:parent-style-name="Standard">
      <style:text-properties officeooo:rsid="00210ced" officeooo:paragraph-rsid="00210ced"/>
    </style:style>
    <style:style style:name="P10" style:family="paragraph" style:parent-style-name="Standard">
      <style:text-properties officeooo:rsid="00210ced" officeooo:paragraph-rsid="0039f836"/>
    </style:style>
    <style:style style:name="P11" style:family="paragraph" style:parent-style-name="Standard">
      <style:text-properties style:text-underline-style="none" officeooo:rsid="00234691" officeooo:paragraph-rsid="00234691"/>
    </style:style>
    <style:style style:name="P12" style:family="paragraph" style:parent-style-name="Standard">
      <style:text-properties style:text-underline-style="none" officeooo:rsid="00234691" officeooo:paragraph-rsid="0033f8e3"/>
    </style:style>
    <style:style style:name="P13" style:family="paragraph" style:parent-style-name="Standard">
      <style:text-properties style:text-underline-style="none" officeooo:rsid="0023664e" officeooo:paragraph-rsid="0023664e"/>
    </style:style>
    <style:style style:name="P14" style:family="paragraph" style:parent-style-name="Standard">
      <style:text-properties style:text-underline-style="none" officeooo:rsid="00237320" officeooo:paragraph-rsid="002b7c3d"/>
    </style:style>
    <style:style style:name="P15" style:family="paragraph" style:parent-style-name="Standard">
      <style:text-properties style:text-underline-style="none" fo:font-weight="normal" officeooo:rsid="0024fa33" officeooo:paragraph-rsid="0024fa33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38c19a" officeooo:paragraph-rsid="0038c19a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3b0d33" officeooo:paragraph-rsid="00405bec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479356" officeooo:paragraph-rsid="00479356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493c84" officeooo:paragraph-rsid="00493c84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497667" officeooo:paragraph-rsid="00497667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497667" officeooo:paragraph-rsid="00497667" fo:background-color="#ffff00" style:font-weight-asian="normal" style:font-weight-complex="normal"/>
    </style:style>
    <style:style style:name="P22" style:family="paragraph" style:parent-style-name="Standard">
      <style:text-properties style:text-underline-style="none" officeooo:rsid="0030a011" officeooo:paragraph-rsid="0030a011"/>
    </style:style>
    <style:style style:name="P23" style:family="paragraph" style:parent-style-name="Standard">
      <style:text-properties style:text-underline-style="none" officeooo:rsid="0030a73d" officeooo:paragraph-rsid="0030a73d"/>
    </style:style>
    <style:style style:name="P24" style:family="paragraph" style:parent-style-name="Standard">
      <style:text-properties style:text-underline-style="none" officeooo:rsid="0039f836" officeooo:paragraph-rsid="00405bec"/>
    </style:style>
    <style:style style:name="P25" style:family="paragraph" style:parent-style-name="Standard">
      <style:paragraph-properties fo:text-align="center" style:justify-single-word="false"/>
      <style:text-properties style:text-underline-style="none" officeooo:rsid="003e9254" officeooo:paragraph-rsid="003e9254"/>
    </style:style>
    <style:style style:name="P26" style:family="paragraph" style:parent-style-name="Standard">
      <style:text-properties style:text-underline-style="none" officeooo:rsid="0040ebec" officeooo:paragraph-rsid="0040ebec"/>
    </style:style>
    <style:style style:name="P27" style:family="paragraph" style:parent-style-name="Standard">
      <style:text-properties style:text-underline-style="none" officeooo:rsid="0041a5fc" officeooo:paragraph-rsid="0041a5fc"/>
    </style:style>
    <style:style style:name="P28" style:family="paragraph" style:parent-style-name="Standard">
      <style:text-properties style:text-underline-style="none" officeooo:rsid="0042b06e" officeooo:paragraph-rsid="0042b06e"/>
    </style:style>
    <style:style style:name="P29" style:family="paragraph" style:parent-style-name="Standard">
      <style:text-properties style:text-underline-style="none" officeooo:rsid="00443bb5" officeooo:paragraph-rsid="00443bb5"/>
    </style:style>
    <style:style style:name="P30" style:family="paragraph" style:parent-style-name="Standard">
      <style:text-properties officeooo:rsid="002f5034" officeooo:paragraph-rsid="002f5034"/>
    </style:style>
    <style:style style:name="P31" style:family="paragraph" style:parent-style-name="Standard">
      <style:text-properties officeooo:rsid="0036d79d" officeooo:paragraph-rsid="0036d79d"/>
    </style:style>
    <style:style style:name="P32" style:family="paragraph" style:parent-style-name="Standard">
      <style:paragraph-properties fo:text-align="center" style:justify-single-word="false"/>
      <style:text-properties officeooo:rsid="0036d79d" officeooo:paragraph-rsid="0036d79d"/>
    </style:style>
    <style:style style:name="P33" style:family="paragraph" style:parent-style-name="Standard">
      <style:text-properties fo:color="#ff3333" style:text-underline-style="none" officeooo:rsid="0033f8e3" officeooo:paragraph-rsid="0033f8e3"/>
    </style:style>
    <style:style style:name="P34" style:family="paragraph" style:parent-style-name="Standard">
      <style:text-properties fo:color="#ff3333" style:text-underline-style="none" fo:font-weight="normal" officeooo:rsid="0046c870" officeooo:paragraph-rsid="0046c870" style:font-weight-asian="normal" style:font-weight-complex="normal"/>
    </style:style>
    <style:style style:name="P35" style:family="paragraph" style:parent-style-name="Standard">
      <style:text-properties fo:color="#ff3333" style:text-underline-style="none" fo:font-weight="normal" officeooo:rsid="00479356" officeooo:paragraph-rsid="00479356" style:font-weight-asian="normal" style:font-weight-complex="normal"/>
    </style:style>
    <style:style style:name="P36" style:family="paragraph" style:parent-style-name="Standard">
      <style:text-properties fo:color="#ff3333" officeooo:rsid="002f5034" officeooo:paragraph-rsid="0039f836"/>
    </style:style>
    <style:style style:name="P37" style:family="paragraph" style:parent-style-name="Standard">
      <style:paragraph-properties fo:text-align="center" style:justify-single-word="false"/>
      <style:text-properties fo:color="#ff3333" style:text-underline-style="none" fo:font-weight="normal" officeooo:rsid="0064be70" officeooo:paragraph-rsid="0064be70" style:font-weight-asian="normal" style:font-weight-complex="normal"/>
    </style:style>
    <style:style style:name="P38" style:family="paragraph" style:parent-style-name="Standard">
      <style:text-properties fo:font-style="italic" style:text-underline-style="none" officeooo:rsid="004bc1b3" officeooo:paragraph-rsid="004bc1b3" style:font-style-asian="italic" style:font-style-complex="italic"/>
    </style:style>
    <style:style style:name="P39" style:family="paragraph" style:parent-style-name="Standard">
      <style:text-properties fo:font-style="italic" style:text-underline-style="none" officeooo:rsid="00534051" officeooo:paragraph-rsid="00534051" style:font-style-asian="italic" style:font-style-complex="italic"/>
    </style:style>
    <style:style style:name="P40" style:family="paragraph" style:parent-style-name="Standard">
      <style:text-properties fo:font-style="italic" style:text-underline-style="none" officeooo:rsid="00534051" officeooo:paragraph-rsid="0055f808" style:font-style-asian="italic" style:font-style-complex="italic"/>
    </style:style>
    <style:style style:name="P41" style:family="paragraph" style:parent-style-name="Standard">
      <style:text-properties style:text-underline-style="none" officeooo:rsid="0039f836" officeooo:paragraph-rsid="00405bec"/>
    </style:style>
    <style:style style:name="P42" style:family="paragraph" style:parent-style-name="Standard">
      <style:text-properties style:text-underline-style="none" officeooo:rsid="0039f836" officeooo:paragraph-rsid="004bd6e4"/>
    </style:style>
    <style:style style:name="P43" style:family="paragraph" style:parent-style-name="Standard">
      <style:text-properties style:text-underline-style="none" officeooo:rsid="004bd6e4" officeooo:paragraph-rsid="004bd6e4"/>
    </style:style>
    <style:style style:name="P44" style:family="paragraph" style:parent-style-name="Standard">
      <style:text-properties style:text-underline-style="none" officeooo:rsid="004cf812" officeooo:paragraph-rsid="004cf812"/>
    </style:style>
    <style:style style:name="P45" style:family="paragraph" style:parent-style-name="Standard">
      <style:text-properties style:text-underline-style="none" officeooo:rsid="004e3c66" officeooo:paragraph-rsid="004e3c66"/>
    </style:style>
    <style:style style:name="P46" style:family="paragraph" style:parent-style-name="Standard">
      <style:text-properties style:text-underline-style="none" fo:font-weight="normal" officeooo:rsid="0024fa33" officeooo:paragraph-rsid="004edbf7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464418" officeooo:paragraph-rsid="0038c19a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497667" officeooo:paragraph-rsid="00497667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682e16" officeooo:paragraph-rsid="00682e16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6adaf4" officeooo:paragraph-rsid="006adaf4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6e7544" officeooo:paragraph-rsid="00497667" style:font-weight-asian="normal" style:font-weight-complex="normal"/>
    </style:style>
    <style:style style:name="P52" style:family="paragraph" style:parent-style-name="Standard">
      <style:text-properties style:text-underline-style="none" fo:font-weight="normal" officeooo:rsid="006fa5cb" officeooo:paragraph-rsid="006fa5cb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7132e2" officeooo:paragraph-rsid="007132e2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72d3b5" officeooo:paragraph-rsid="0072d3b5" style:font-weight-asian="normal" style:font-weight-complex="normal"/>
    </style:style>
    <style:style style:name="P55" style:family="paragraph" style:parent-style-name="Standard">
      <style:text-properties style:text-underline-style="none" officeooo:rsid="00237320" officeooo:paragraph-rsid="0023ecce"/>
    </style:style>
    <style:style style:name="P56" style:family="paragraph" style:parent-style-name="Standard">
      <style:text-properties style:text-underline-style="none" officeooo:rsid="00237320" officeooo:paragraph-rsid="0055f808"/>
    </style:style>
    <style:style style:name="P57" style:family="paragraph" style:parent-style-name="Standard">
      <style:text-properties style:text-underline-style="none" officeooo:rsid="004edbf7" officeooo:paragraph-rsid="004edbf7"/>
    </style:style>
    <style:style style:name="P58" style:family="paragraph" style:parent-style-name="Standard">
      <style:text-properties style:text-underline-style="none" officeooo:rsid="004edbf7" officeooo:paragraph-rsid="0055f808"/>
    </style:style>
    <style:style style:name="P59" style:family="paragraph" style:parent-style-name="Standard">
      <style:text-properties style:text-underline-style="none" officeooo:rsid="0024fa33" officeooo:paragraph-rsid="0055f808"/>
    </style:style>
    <style:style style:name="P60" style:family="paragraph" style:parent-style-name="Standard">
      <style:text-properties style:text-underline-style="none" officeooo:rsid="0023ecce" officeooo:paragraph-rsid="0055f808"/>
    </style:style>
    <style:style style:name="P61" style:family="paragraph" style:parent-style-name="Standard">
      <style:text-properties style:text-underline-style="none" officeooo:rsid="003e9254" officeooo:paragraph-rsid="0055f808"/>
    </style:style>
    <style:style style:name="P62" style:family="paragraph" style:parent-style-name="Standard">
      <style:paragraph-properties fo:text-align="center" style:justify-single-word="false"/>
      <style:text-properties style:text-underline-style="none" officeooo:rsid="003e9254" officeooo:paragraph-rsid="003e9254"/>
    </style:style>
    <style:style style:name="P63" style:family="paragraph" style:parent-style-name="Standard">
      <style:text-properties style:text-underline-style="none" officeooo:rsid="003e81e2" officeooo:paragraph-rsid="0055f808"/>
    </style:style>
    <style:style style:name="P64" style:family="paragraph" style:parent-style-name="Standard">
      <style:text-properties style:text-underline-style="none" officeooo:rsid="005d502d" officeooo:paragraph-rsid="005d502d"/>
    </style:style>
    <style:style style:name="P65" style:family="paragraph" style:parent-style-name="Standard">
      <style:text-properties style:text-underline-style="none" officeooo:rsid="00234691" officeooo:paragraph-rsid="0033f8e3"/>
    </style:style>
    <style:style style:name="P66" style:family="paragraph" style:parent-style-name="Standard">
      <style:paragraph-properties fo:text-align="center" style:justify-single-word="false"/>
      <style:text-properties style:text-underline-style="none" officeooo:rsid="0064be70" officeooo:paragraph-rsid="0064be70"/>
    </style:style>
    <style:style style:name="P67" style:family="paragraph" style:parent-style-name="Standard">
      <style:text-properties style:text-underline-style="none" officeooo:rsid="0067e94a" officeooo:paragraph-rsid="0067e94a"/>
    </style:style>
    <style:style style:name="P68" style:family="paragraph" style:parent-style-name="Standard">
      <style:text-properties style:text-underline-style="none" officeooo:rsid="006e68ba" officeooo:paragraph-rsid="006e68ba"/>
    </style:style>
    <style:style style:name="P69" style:family="paragraph" style:parent-style-name="Standard">
      <style:text-properties officeooo:rsid="001ce7da" officeooo:paragraph-rsid="001ce7da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504f1f" fo:background-color="#ffff00" loext:char-shading-value="0"/>
    </style:style>
    <style:style style:name="T4" style:family="text">
      <style:text-properties officeooo:rsid="0023664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2a47c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3ab99" style:font-weight-asian="bold" style:font-weight-complex="bold"/>
    </style:style>
    <style:style style:name="T9" style:family="text">
      <style:text-properties fo:font-weight="bold" officeooo:rsid="00405bec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3ab99" style:font-weight-asian="normal" style:font-weight-complex="normal"/>
    </style:style>
    <style:style style:name="T12" style:family="text">
      <style:text-properties fo:font-weight="normal" officeooo:rsid="0023ecce" style:font-weight-asian="normal" style:font-weight-complex="normal"/>
    </style:style>
    <style:style style:name="T13" style:family="text">
      <style:text-properties fo:font-weight="normal" officeooo:rsid="00286e25" style:font-weight-asian="normal" style:font-weight-complex="normal"/>
    </style:style>
    <style:style style:name="T14" style:family="text">
      <style:text-properties fo:font-weight="normal" officeooo:rsid="0032b015" style:font-weight-asian="normal" style:font-weight-complex="normal"/>
    </style:style>
    <style:style style:name="T15" style:family="text">
      <style:text-properties fo:font-weight="normal" officeooo:rsid="006e3fe6" style:font-weight-asian="normal" style:font-weight-complex="normal"/>
    </style:style>
    <style:style style:name="T16" style:family="text">
      <style:text-properties officeooo:rsid="0023ecce"/>
    </style:style>
    <style:style style:name="T17" style:family="text">
      <style:text-properties officeooo:rsid="002a47ce"/>
    </style:style>
    <style:style style:name="T18" style:family="text">
      <style:text-properties officeooo:rsid="002ce227"/>
    </style:style>
    <style:style style:name="T19" style:family="text">
      <style:text-properties officeooo:rsid="002e7c9a"/>
    </style:style>
    <style:style style:name="T20" style:family="text">
      <style:text-properties officeooo:rsid="0031b843"/>
    </style:style>
    <style:style style:name="T21" style:family="text">
      <style:text-properties officeooo:rsid="00329696"/>
    </style:style>
    <style:style style:name="T22" style:family="text">
      <style:text-properties officeooo:rsid="0034f620"/>
    </style:style>
    <style:style style:name="T23" style:family="text">
      <style:text-properties officeooo:rsid="003b0d33"/>
    </style:style>
    <style:style style:name="T24" style:family="text">
      <style:text-properties officeooo:rsid="003cf63c"/>
    </style:style>
    <style:style style:name="T25" style:family="text">
      <style:text-properties officeooo:rsid="003e9254"/>
    </style:style>
    <style:style style:name="T26" style:family="text">
      <style:text-properties officeooo:rsid="004396ec"/>
    </style:style>
    <style:style style:name="T27" style:family="text">
      <style:text-properties officeooo:rsid="00443bb5"/>
    </style:style>
    <style:style style:name="T28" style:family="text">
      <style:text-properties officeooo:rsid="004bd6e4"/>
    </style:style>
    <style:style style:name="T29" style:family="text">
      <style:text-properties officeooo:rsid="00504f1f"/>
    </style:style>
    <style:style style:name="T30" style:family="text">
      <style:text-properties officeooo:rsid="0050e2f1"/>
    </style:style>
    <style:style style:name="T31" style:family="text">
      <style:text-properties officeooo:rsid="0052e64b"/>
    </style:style>
    <style:style style:name="T32" style:family="text">
      <style:text-properties officeooo:rsid="0054f2bf"/>
    </style:style>
    <style:style style:name="T33" style:family="text">
      <style:text-properties officeooo:rsid="005f366f"/>
    </style:style>
    <style:style style:name="T34" style:family="text">
      <style:text-properties officeooo:rsid="005fb65e"/>
    </style:style>
    <style:style style:name="T35" style:family="text">
      <style:text-properties officeooo:rsid="006418b1"/>
    </style:style>
    <style:style style:name="T36" style:family="text">
      <style:text-properties officeooo:rsid="00646092"/>
    </style:style>
    <style:style style:name="T37" style:family="text">
      <style:text-properties officeooo:rsid="0066d110"/>
    </style:style>
    <style:style style:name="T38" style:family="text">
      <style:text-properties officeooo:rsid="00682e16"/>
    </style:style>
    <style:style style:name="T39" style:family="text">
      <style:text-properties officeooo:rsid="006cba3c"/>
    </style:style>
    <style:style style:name="T40" style:family="text">
      <style:text-properties officeooo:rsid="0072d3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1</text:p>
      <text:p text:style-name="P31"/>
      <text:p text:style-name="P1">Ksenia (Samokształcenie)</text:p>
      <text:p text:style-name="P1"/>
      <text:p text:style-name="P1"/>
      <text:p text:style-name="P1">Prytanis (Sława)</text:p>
      <text:p text:style-name="P1"/>
      <text:p text:style-name="P1"/>
      <text:p text:style-name="P1">Muttanbaal (Przygoda)</text:p>
      <text:p text:style-name="P1"/>
      <text:p text:style-name="P1"/>
      <text:p text:style-name="P1"/>
      <text:p text:style-name="P1"/>
      <text:p text:style-name="P1"/>
      <text:p text:style-name="P3"/>
      <text:p text:style-name="P4">1 - <text:s/>Gdy Charondas odzyska świadomość <text:span text:style-name="T18">jeszcze na statku</text:span></text:p>
      <text:p text:style-name="P2"/>
      <text:p text:style-name="P2">- Straciliśmy słonia? Hm, być może to znak, abyśmy nie płynęli do Delf z tym zwierzęciem jako darem. Powinniśmy jednak wypełnić zlecenie Rady i poznać wolę bogów odnośnie posiąścia ziem Skrytionów. Jak sądzisz, Ksenio? Wszak możemy złożyć wyroczni inne dary. <text:span text:style-name="T24">Jak sądzisz, mędrcze Prytanisie?</text:span></text:p>
      <text:p text:style-name="P8">(oczywiście zgadza się, by ukarać Cirthę, ale po misji).</text:p>
      <text:p text:style-name="P2"/>
      <text:p text:style-name="P2">&gt; Muttanbaal może coś wyhandlować <text:span text:style-name="T1">TEST</text:span> kupiectwo</text:p>
      <text:p text:style-name="P9">&gt; Mogą zrabować Cirthę, tylko jak?</text:p>
      <text:p text:style-name="P10">&gt; ???</text:p>
      <text:p text:style-name="P36">* gdy nie wiedzą, co począć, kapitan informuje, że dopłynęli do Hermione. Czy zawijać?</text:p>
      <text:p text:style-name="P30"/>
      <text:p text:style-name="P9"/>
      <text:p text:style-name="P9"/>
      <text:p text:style-name="P5">2 – Hermione <text:span text:style-name="T19">(chyba, że gdzieś indziej wysiądą – prowiant mają na 2 dni)</text:span></text:p>
      <text:p text:style-name="P5"/>
      <text:p text:style-name="P11"><text:span text:style-name="T4">Spore miasto</text:span> (ok <text:span text:style-name="T4">5</text:span>tys obywateli + niewolnicy) </text:p>
      <text:p text:style-name="P11"/>
      <text:p text:style-name="P13">OPIS</text:p>
      <text:p text:style-name="P14">Droga z przystani prowadzi pomiędzy polami grochu i innych strączków pod wznoszone mury twierdzy (niewolnicy i więźniowie). <text:span text:style-name="T22">Opodal płynie strumyk, przy nim kobiety czerpiące wodę.</text:span></text:p>
      <text:p text:style-name="P14"><text:span text:style-name="T17">Na wejściu olśniewa </text:span><text:span text:style-name="T6">świątynia Hery</text:span><text:span text:style-name="T17"> o strzelistych kolumnach zakończonych jońskim ornamentem. Na wprost znajduje się agora pełna kramów. Opodal różne budynki ceglane.</text:span></text:p>
      <text:p text:style-name="P33">* <text:span text:style-name="T5">Kapłanki Hery</text:span>, czuwając w i dokoła przybytku, zdybią przybyszy, zadziwią się i doniosą – znak! <text:span text:style-name="T23">Ale dajmy im pójść do kramu pohandlować (chyba że później).</text:span></text:p>
      <text:p text:style-name="P12"/>
      <text:p text:style-name="P12"/>
      <text:p text:style-name="P12"/>
      <text:p text:style-name="P22">Za rynkiem brama strzeżona przez dwóch strażników. Za murem posiadłość tyrana i domy np. wieszczka, dowódcy wojsk, sekretarzy, sługów.</text:p>
      <text:p text:style-name="P23">(Arystokraci mieszkają w swych posiadłościach ziemskich opodal za murami).</text:p>
      <text:p text:style-name="P23">Przyklejone do murów z drugiej <text:span text:style-name="T21">zewnętrznej</text:span> strony <text:span text:style-name="T21">m</text:span>iasta – koszary. <text:span text:style-name="T20">Również inne przyklejone budynki (biedniejszych obywateli). Oraz magazyny (handlowe).</text:span></text:p>
      <text:p text:style-name="P55"/>
      <text:p text:style-name="P55"/>
      <text:p text:style-name="P55"/>
      <text:p text:style-name="P25"><text:soft-page-break/>2</text:p>
      <text:p text:style-name="P25"/>
      <text:p text:style-name="P55"/>
      <text:p text:style-name="P58">INFO DLA MNIE</text:p>
      <text:p text:style-name="P56"><text:span text:style-name="T16">W Hermione panuje</text:span><text:span text:style-name="T8"> tyran Polikrates</text:span><text:span text:style-name="T11">. </text:span><text:span text:style-name="T12">Zlecił budowę murów i ma chętkę wybrać się na sąsiadującą Cirthę. </text:span><text:span text:style-name="T15">Pierwotnie chce nająć wojowników scytyjskich. </text:span><text:span text:style-name="T14">Jego małżonka Polydamna.</text:span></text:p>
      <text:p text:style-name="P60"><text:span text:style-name="T10">Wtóruje mu przyboczny </text:span><text:span text:style-name="T7">wieszczyk Kleon</text:span><text:span text:style-name="T10">, który z jelit bawolich przepowiada mu chwałę i prymat nad ziemiami Argolidów.</text:span></text:p>
      <text:p text:style-name="P60"><text:span text:style-name="T10">Ma również paru </text:span><text:span text:style-name="T7">Sekretarzy </text:span><text:span text:style-name="T9">i heroldów</text:span><text:span text:style-name="T10">: Lampos, Antiklos... (od poczty, przekazywania i wykonywania poleceń)</text:span></text:p>
      <text:p text:style-name="P60"><text:span text:style-name="T7">Arystokracja</text:span><text:span text:style-name="T10"> Hermione: Jon, Menares, Antiphon (z rodu Pajonów), Hipparinos, Hieron (z rodu Peryntyjczyków) – którzy rywalizują ze sobą o pierwszeństwo w polis i wpływy. (A jakby się udało, Peryntyjczycy chętnie „wyzwoliliby” miasto z tyranii Polikratesa i oddali władzę ludowi. Pajonowie odwrotnie, bogacą się pod rządami tyrana.)</text:span></text:p>
      <text:p text:style-name="P59"><text:span text:style-name="T10">Jest i </text:span><text:span text:style-name="T7">dowódca wojsk</text:span><text:span text:style-name="T10"> (w liczbie 1tys hoplitów) </text:span><text:span text:style-name="T7">Telamon </text:span><text:span text:style-name="T13">(z rodu Kalchedów, ożeniony z Pajonką </text:span><text:span text:style-name="T14">Thea</text:span><text:span text:style-name="T13">, a więc stronnik tyrana).</text:span></text:p>
      <text:p text:style-name="P55"/>
      <text:p text:style-name="P55"/>
      <text:p text:style-name="P56"/>
      <text:p text:style-name="P63">TARG <text:span text:style-name="T29">na Agorze </text:span><text:span text:style-name="T3">TEST</text:span><text:span text:style-name="T29"> kupiectwo</text:span></text:p>
      <text:p text:style-name="P63">Kupiec z Attyki: bogato zdobiony srebrny mieszalnik – <text:span text:style-name="T25">3</text:span>0 miar srebra <text:span text:style-name="T36">+- 5</text:span></text:p>
      <text:p text:style-name="P63">Kupiec <text:span text:style-name="T25">z Arkadii: tarcze spiżowe – 7 miar srebra i pancerze z brązu podszyte skórą – 9 miar srebra +- 2-3</text:span></text:p>
      <text:p text:style-name="P63">Kupiec z Eubei: oliwa najwyższej jakości – 3 miary srebra za amforę <text:span text:style-name="T36">+- 0.5</text:span></text:p>
      <text:p text:style-name="P61">Poza tym jakieś pierdoły <text:span text:style-name="T34">lokalnych wyrwigroszy</text:span>...</text:p>
      <text:p text:style-name="P55"/>
      <text:p text:style-name="P55"/>
      <text:p text:style-name="P55"/>
      <text:p text:style-name="P55"/>
      <text:p text:style-name="P57">GOSPODA</text:p>
      <text:p text:style-name="P57">Przy jednym ze stolików siedzi jakiś młody człowiek nad zapisanymi skórami bawołu. <text:span text:style-name="T30">Gładzi ze skupieniem brodę i popija cienkie wino z kielicha.</text:span></text:p>
      <text:p text:style-name="P57">&gt; Jest to pismo łacińskie, które chętnie zleci do tłumaczenia. <text:span text:style-name="T33">Za 3 sztuki srebra +- 2.</text:span></text:p>
      <text:p text:style-name="P57"><text:span text:style-name="T2">TEST</text:span> język, <text:span text:style-name="T37">1h czasu</text:span> <text:span text:style-name="T31">(jeśli test będzie zdany słabo, obowiązuje niższa wersja):</text:span></text:p>
      <text:p text:style-name="P57"/>
      <text:p text:style-name="P64">Skóry te znalazł na statku handlowym płynącym z Italii ku Azji, bowiem zatrudnił się przy rozładunku i wydały mu się bardzo stare i tajemnicze. Myślał, że mogą kryć w sobie skarby.</text:p>
      <text:p text:style-name="P64"/>
      <text:p text:style-name="P57"/>
      <text:p text:style-name="P39">Aeliusz syn Tytusa, syn Paulusa, syn Velthura z Etrusków tak zwraca się do Klodiusza, syna Markusa. <text:span text:style-name="T32">Nie będzie rozważnym wystawiać centurie i ciągnąć na Cere. Szaleństwo to ludu nierozumnego, którym to senat się posługuje, aby ich kosztem dla siebie posiąść nowe bogactwa. O wiele korzystniej będzie zasięgnąć pomocy Hellenów, których falanga jest najmocniejsza i w mieście zrobi porządek. Wszak na Sycylii lądują licznie dla nowych kolonii i można się z nimi ułożyć.</text:span></text:p>
      <text:p text:style-name="P57"/>
      <text:p text:style-name="P57"/>
      <text:p text:style-name="P40">Aeliusz syn Tytusa, syn Paulusa, syn Velthura z Etrusków tak zwraca się do Klodiusza, syna Markusa. <text:span text:style-name="T32">Nie będzie rozważnym wystawiać/wydawać centary i ciągnąć na Cere. Szaleństwo to ludu niebacznego, któremu senat przewodzi, aby posiąść/zdobyć nowe bogactwa i kosztowności. O wiele korzystniej sięgnąć po pomoc Hellenów, których falanga jest najmocniejsza i w twierdzy zrobi porządek. Wszak na Sycylię pływają licznie do nowych kolonii i można u nich zamieszkać.</text:span></text:p>
      <text:p text:style-name="P66"><text:soft-page-break/>3</text:p>
      <text:p text:style-name="P46"/>
      <text:p text:style-name="P15"/>
      <text:p text:style-name="P6">3 – Wezwanie do tyrana przez herolda – <text:span text:style-name="T35">otrzymanie zadania</text:span></text:p>
      <text:p text:style-name="P24"/>
      <text:p text:style-name="P26">OPIS</text:p>
      <text:p text:style-name="P26">Za rynkiem mijacie bramę i jesteście prowadzeni do gmachu na solidnym fundamencie, otoczonym drzewkami ozdobnymi.</text:p>
      <text:p text:style-name="P27">Wewnątrz idziecie do przestronnej sali, w której zasiada Polikrates, wieszczyk, Jon i skryba. Usługuje niewolnica. Sala nieprzyozdobiona, schludna i dość surowa. <text:span text:style-name="T26">Na stole amfora z winem i kielichy oraz figi w miskach.</text:span></text:p>
      <text:p text:style-name="P24"/>
      <text:p text:style-name="P28">Polikrates: - <text:span text:style-name="T26">Usiądźcie przybysze i poczęstujcie się jak najmilsi goście, bowiem jesteście nam wybawieniem. Kim jesteś niewiasto? (pyta kolejno)</text:span></text:p>
      <text:p text:style-name="P24">- <text:span text:style-name="T27">Kleonie, przeczytaj wyrocznię.</text:span></text:p>
      <text:p text:style-name="P24"/>
      <text:p text:style-name="P29">Kleon:</text:p>
      <text:p text:style-name="P38">Kiedy niewiasty zbrojne zjawią się Hery kapłankom pobożnym,</text:p>
      <text:p text:style-name="P38">sile ich i rozwadze powierz swe płody Hermione,</text:p>
      <text:p text:style-name="P38">a złamiesz skrzydła bandyckie i ród swój od zgóby wybawisz.</text:p>
      <text:p text:style-name="P24"/>
      <text:p text:style-name="P44">Kleon/Polikrates/Jon:</text:p>
      <text:p text:style-name="P24">Zwierzęta <text:span text:style-name="T23">hodowlane znikają z łąk i wzgórz, chociaż pastuchowie niby ich pilnują. Jest problem, bo zdażyło się, że zniknęło dziecko paroletnie bawiące się w polu. Dzieje się to prawie od roku. Waszym przeznaczeniem jest wybawić od klątwy Hermione! Złożymy na szczęście ogromne dary w świątymi Hery.</text:span></text:p>
      <text:p text:style-name="P68">Za czyn ten podziękujemy wam jak najokazalej.</text:p>
      <text:p text:style-name="P24"/>
      <text:p text:style-name="P67"/>
      <text:p text:style-name="P24"/>
      <text:p text:style-name="P24"/>
      <text:p text:style-name="P45">CO CZYNIĄ?</text:p>
      <text:p text:style-name="P24"/>
      <text:p text:style-name="P43">Gdyby chciały czatować w nocy: <text:span text:style-name="T2">TEST</text:span> zwinność albo mocna głowa</text:p>
      <text:p text:style-name="P24">- <text:span text:style-name="T28">niezdany: udeżenie powietrza was obala, tracicie przytomność</text:span></text:p>
      <text:p text:style-name="P42">- <text:span text:style-name="T28">zdany: widzisz galimatias piór i szpony nagle wyrosłe przed twoją twarzą zadają ci 2 obrażenia (minus pancerz oczywiście).</text:span></text:p>
      <text:p text:style-name="P24"/>
      <text:p text:style-name="P24"/>
      <text:p text:style-name="P17">Przykładowy <text:span text:style-name="T7">pastuch Psaumis</text:span>: - Człowiek zabiera na wypas stado, a tu nagle do wieczora brakuje Melpomeny, owcy wąskiej i kudłatej, a to znowu po nocy wychodzi z zagrody, a Hejstosa nie ma, barana burego i jakoś coraz mniejsze to stado, a pan zły mnie ganił, choć nie moja to wina. I dopiero później się pokazało, i jak wyrocznia przyszła od Pytii, że to na wszystkich polach Hermione, a ostatnio i dziecię prawdziwe, małe, bezbronne przepadło!</text:p>
      <text:p text:style-name="P15"/>
      <text:p text:style-name="P15"/>
      <text:p text:style-name="P16">Hieron: - To bogowie nie pochwalają tyranii Polikratesa, dlatego zwierzęta znikają, a ostatnio dziecię.</text:p>
      <text:p text:style-name="P16"/>
      <text:p text:style-name="P16"/>
      <text:p text:style-name="P47"/>
      <text:p text:style-name="P16"/>
      <text:p text:style-name="P37"><text:soft-page-break/>4</text:p>
      <text:p text:style-name="P34"/>
      <text:p text:style-name="P35">Ksenia dostaje znak:</text:p>
      <text:p text:style-name="P18">Sokół nadlatuje, krąży wokół niej, przysiada na ramieniu (jeśli je wyciągnie), krzyczy i odlatuje nisko przez północną bramę w stronę zalesionych wzgórzy.</text:p>
      <text:p text:style-name="P18">Po chwili wraca, krzyczy i znów odlatuje.</text:p>
      <text:p text:style-name="P18">(Tak jakby chciał ich prowadzić)</text:p>
      <text:p text:style-name="P18"/>
      <text:p text:style-name="P18"/>
      <text:p text:style-name="P18"/>
      <text:p text:style-name="P7">4 – Podróż przez las i grota</text:p>
      <text:p text:style-name="P19"/>
      <text:p text:style-name="P20">OPIS</text:p>
      <text:p text:style-name="P49">Zbaczacie z drogi w pole zarośnięte suchymi trawami, kierując się w stronę zalesionego wzgórza. Wspinaczka jest dosyć stroma i męcząca.</text:p>
      <text:p text:style-name="P49"><text:span text:style-name="T2">TEST</text:span> tropienie</text:p>
      <text:p text:style-name="P20">- <text:span text:style-name="T38">zdany: korony drzew są wysoko połamane i przerzedzone jak gdyby przeciągnęło tamtędy ogromne stado ptaków.</text:span></text:p>
      <text:p text:style-name="P20">- <text:span text:style-name="T38">niezdany: nic</text:span></text:p>
      <text:p text:style-name="P20"/>
      <text:p text:style-name="P50">Sokół prowadzi do niewielkiej szpary w skale, która ciągnie się wąsko przez kilka kroków, po czym okazuje się wejściem do nieco szerszej jaskini. Mrok tu straszny. Zali macie pochodnie?</text:p>
      <text:p text:style-name="P20">- <text:span text:style-name="T39">jeśli nie mają pochodni, od razu poczwara ich atakuje. Najbardziej opłaca im się wybiec na zewnątrz, inaczej im wklepie.</text:span></text:p>
      <text:p text:style-name="P20">- <text:span text:style-name="T39">jeśli mają pochodnie, to mogą zapuścić się dalej i odkryć, co potwór trzyma w jamie.</text:span></text:p>
      <text:p text:style-name="P51"/>
      <text:p text:style-name="P20"/>
      <text:p text:style-name="P20"/>
      <text:p text:style-name="P21">WALKA</text:p>
      <text:p text:style-name="P53">Ogromne, upierzone skrzydła unoszą się i <text:span text:style-name="T40">odkrywają lśniące, chitynowe ciało o ośmiu odnórzach oraz wyciągające się ku wam na długiej szyi żuwaczki.</text:span></text:p>
      <text:p text:style-name="P54">2 obrażenia, jeśli trafi. S = 40.</text:p>
      <text:p text:style-name="P20"/>
      <text:p text:style-name="P20"/>
      <text:p text:style-name="P20"/>
      <text:p text:style-name="P52">W jamie zawinięte w kokony truchła zwierząt. <text:span text:style-name="T2">K6 spostrzegawczość:</text:span> Jeden z nich się porusza. Kto zdał najlepiej, zauważa to (ogółem małe, zziębnięte niemowlę).</text:p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8:57:08.903939001</meta:creation-date>
    <meta:generator>LibreOffice/5.1.6.2$Linux_X86_64 LibreOffice_project/10m0$Build-2</meta:generator>
    <dc:date>2019-03-05T21:04:35.945106644</dc:date>
    <meta:editing-duration>PT3H46M16S</meta:editing-duration>
    <meta:editing-cycles>92</meta:editing-cycles>
    <meta:document-statistic meta:table-count="0" meta:image-count="0" meta:object-count="0" meta:page-count="4" meta:paragraph-count="77" meta:word-count="1129" meta:character-count="7429" meta:non-whitespace-character-count="6363"/>
  </office:meta>
</office:document-meta>
</file>